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.pars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.set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.setErrorHandler( 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Source.JAXBSource( final Marshaller marshaller , final Object content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.setFeature( String name , boolean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er.parse( Input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.Reader( Marshaller marshaller , Object conten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der.getFeatur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BSource.JAXBSource( JAXBContext context , Object content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.se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.par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der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der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er.setDTDHandler( 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